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Caldas" table:style-name="ta1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Incidencia</text:p>
          </table:table-cell>
          <table:table-cell/>
          <table:table-cell table:style-name="ce2" office:value-type="string" calcext:value-type="string">
            <text:p>Penetración real estimada</text:p>
          </table:table-cell>
          <table:table-cell/>
        </table:table-row>
        <table:table-row table:style-name="ro1">
          <table:table-cell office:value-type="string" calcext:value-type="string">
            <text:p>2020-03-12 Sum</text:p>
          </table:table-cell>
          <table:table-cell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style-name="ce2" table:formula="of:=+[.C2]/[.$C$361]" office:value-type="percentage" office:value="0.00421940928270042" calcext:value-type="percentage">
            <text:p>0.42%</text:p>
          </table:table-cell>
          <table:table-cell office:value-type="float" office:value="1" calcext:value-type="float">
            <text:p>1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string" calcext:value-type="string">
                <text:p>2020-03-13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3-13 Sum</text:p>
            </table:table-cell>
            <table:table-cell table:formula="of:=SUBTOTAL(9;[.$B$3:.$B$3])" office:value-type="float" office:value="0" calcext:value-type="float">
              <text:p>0</text:p>
            </table:table-cell>
            <table:table-cell table:formula="of:=+[.B4]+[.C2]" office:value-type="float" office:value="1" calcext:value-type="float">
              <text:p>1</text:p>
            </table:table-cell>
            <table:table-cell table:style-name="ce2" table:formula="of:=+[.C4]/[.$C$361]" office:value-type="percentage" office:value="0.00421940928270042" calcext:value-type="percentage">
              <text:p>0.42%</text:p>
            </table:table-cell>
            <table:table-cell office:value-type="float" office:value="2" calcext:value-type="float">
              <text:p>2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3-14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3-14 Sum</text:p>
            </table:table-cell>
            <table:table-cell table:formula="of:=SUBTOTAL(9;[.$B$5:.$B$5])" office:value-type="float" office:value="0" calcext:value-type="float">
              <text:p>0</text:p>
            </table:table-cell>
            <table:table-cell table:formula="of:=+[.B6]+[.C4]" office:value-type="float" office:value="1" calcext:value-type="float">
              <text:p>1</text:p>
            </table:table-cell>
            <table:table-cell table:style-name="ce2" table:formula="of:=+[.C6]/[.$C$361]" office:value-type="percentage" office:value="0.00421940928270042" calcext:value-type="percentage">
              <text:p>0.42%</text:p>
            </table:table-cell>
            <table:table-cell office:value-type="float" office:value="3" calcext:value-type="float">
              <text:p>3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3-15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3-15 Sum</text:p>
            </table:table-cell>
            <table:table-cell table:formula="of:=SUBTOTAL(9;[.$B$7:.$B$7])" office:value-type="float" office:value="0" calcext:value-type="float">
              <text:p>0</text:p>
            </table:table-cell>
            <table:table-cell table:formula="of:=+[.B8]+[.C6]" office:value-type="float" office:value="1" calcext:value-type="float">
              <text:p>1</text:p>
            </table:table-cell>
            <table:table-cell table:style-name="ce2" table:formula="of:=+[.C8]/[.$C$361]" office:value-type="percentage" office:value="0.00421940928270042" calcext:value-type="percentage">
              <text:p>0.42%</text:p>
            </table:table-cell>
            <table:table-cell office:value-type="float" office:value="4" calcext:value-type="float">
              <text:p>4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3-16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3-16 Sum</text:p>
            </table:table-cell>
            <table:table-cell table:formula="of:=SUBTOTAL(9;[.$B$9:.$B$9])" office:value-type="float" office:value="0" calcext:value-type="float">
              <text:p>0</text:p>
            </table:table-cell>
            <table:table-cell table:formula="of:=+[.B10]+[.C8]" office:value-type="float" office:value="1" calcext:value-type="float">
              <text:p>1</text:p>
            </table:table-cell>
            <table:table-cell table:style-name="ce2" table:formula="of:=+[.C10]/[.$C$361]" office:value-type="percentage" office:value="0.00421940928270042" calcext:value-type="percentage">
              <text:p>0.42%</text:p>
            </table:table-cell>
            <table:table-cell office:value-type="float" office:value="5" calcext:value-type="float">
              <text:p>5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3-1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3-17 Sum</text:p>
            </table:table-cell>
            <table:table-cell table:formula="of:=SUBTOTAL(9;[.$B$11:.$B$11])" office:value-type="float" office:value="1" calcext:value-type="float">
              <text:p>1</text:p>
            </table:table-cell>
            <table:table-cell table:formula="of:=+[.B12]+[.C10]" office:value-type="float" office:value="2" calcext:value-type="float">
              <text:p>2</text:p>
            </table:table-cell>
            <table:table-cell table:style-name="ce2" table:formula="of:=+[.C12]/[.$C$361]" office:value-type="percentage" office:value="0.00843881856540084" calcext:value-type="percentage">
              <text:p>0.84%</text:p>
            </table:table-cell>
            <table:table-cell office:value-type="float" office:value="6" calcext:value-type="float">
              <text:p>6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3-1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3-18 Sum</text:p>
            </table:table-cell>
            <table:table-cell table:formula="of:=SUBTOTAL(9;[.$B$13:.$B$13])" office:value-type="float" office:value="1" calcext:value-type="float">
              <text:p>1</text:p>
            </table:table-cell>
            <table:table-cell table:formula="of:=+[.B14]+[.C12]" office:value-type="float" office:value="3" calcext:value-type="float">
              <text:p>3</text:p>
            </table:table-cell>
            <table:table-cell table:style-name="ce2" table:formula="of:=+[.C14]/[.$C$361]" office:value-type="percentage" office:value="0.0126582278481013" calcext:value-type="percentage">
              <text:p>1.27%</text:p>
            </table:table-cell>
            <table:table-cell office:value-type="float" office:value="7" calcext:value-type="float">
              <text:p>7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3-1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3-1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3-1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3-1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3-19 Sum</text:p>
            </table:table-cell>
            <table:table-cell table:formula="of:=SUBTOTAL(9;[.$B$15:.$B$18])" office:value-type="float" office:value="4" calcext:value-type="float">
              <text:p>4</text:p>
            </table:table-cell>
            <table:table-cell table:formula="of:=+[.B19]+[.C14]" office:value-type="float" office:value="7" calcext:value-type="float">
              <text:p>7</text:p>
            </table:table-cell>
            <table:table-cell table:style-name="ce2" table:formula="of:=+[.C19]/[.$C$361]" office:value-type="percentage" office:value="0.029535864978903" calcext:value-type="percentage">
              <text:p>2.95%</text:p>
            </table:table-cell>
            <table:table-cell office:value-type="float" office:value="8" calcext:value-type="float">
              <text:p>8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3-20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3-20 Sum</text:p>
            </table:table-cell>
            <table:table-cell table:formula="of:=SUBTOTAL(9;[.$B$20:.$B$20])" office:value-type="float" office:value="0" calcext:value-type="float">
              <text:p>0</text:p>
            </table:table-cell>
            <table:table-cell table:formula="of:=+[.B21]+[.C19]" office:value-type="float" office:value="7" calcext:value-type="float">
              <text:p>7</text:p>
            </table:table-cell>
            <table:table-cell table:style-name="ce2" table:formula="of:=+[.C21]/[.$C$361]" office:value-type="percentage" office:value="0.029535864978903" calcext:value-type="percentage">
              <text:p>2.95%</text:p>
            </table:table-cell>
            <table:table-cell office:value-type="float" office:value="9" calcext:value-type="float">
              <text:p>9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3-2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3-2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3-21 Sum</text:p>
            </table:table-cell>
            <table:table-cell table:formula="of:=SUBTOTAL(9;[.$B$22:.$B$23])" office:value-type="float" office:value="2" calcext:value-type="float">
              <text:p>2</text:p>
            </table:table-cell>
            <table:table-cell table:formula="of:=+[.B24]+[.C21]" office:value-type="float" office:value="9" calcext:value-type="float">
              <text:p>9</text:p>
            </table:table-cell>
            <table:table-cell table:style-name="ce2" table:formula="of:=+[.C24]/[.$C$361]" office:value-type="percentage" office:value="0.0379746835443038" calcext:value-type="percentage">
              <text:p>3.80%</text:p>
            </table:table-cell>
            <table:table-cell office:value-type="float" office:value="10" calcext:value-type="float">
              <text:p>10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3-2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3-2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3-22 Sum</text:p>
            </table:table-cell>
            <table:table-cell table:formula="of:=SUBTOTAL(9;[.$B$25:.$B$26])" office:value-type="float" office:value="2" calcext:value-type="float">
              <text:p>2</text:p>
            </table:table-cell>
            <table:table-cell table:formula="of:=+[.B27]+[.C24]" office:value-type="float" office:value="11" calcext:value-type="float">
              <text:p>11</text:p>
            </table:table-cell>
            <table:table-cell table:style-name="ce2" table:formula="of:=+[.C27]/[.$C$361]" office:value-type="percentage" office:value="0.0464135021097046" calcext:value-type="percentage">
              <text:p>4.64%</text:p>
            </table:table-cell>
            <table:table-cell office:value-type="float" office:value="11" calcext:value-type="float">
              <text:p>11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3-23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3-23 Sum</text:p>
            </table:table-cell>
            <table:table-cell table:formula="of:=SUBTOTAL(9;[.$B$28:.$B$28])" office:value-type="float" office:value="0" calcext:value-type="float">
              <text:p>0</text:p>
            </table:table-cell>
            <table:table-cell table:formula="of:=+[.B29]+[.C27]" office:value-type="float" office:value="11" calcext:value-type="float">
              <text:p>11</text:p>
            </table:table-cell>
            <table:table-cell table:style-name="ce2" table:formula="of:=+[.C29]/[.$C$361]" office:value-type="percentage" office:value="0.0464135021097046" calcext:value-type="percentage">
              <text:p>4.64%</text:p>
            </table:table-cell>
            <table:table-cell office:value-type="float" office:value="12" calcext:value-type="float">
              <text:p>12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3-2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3-2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3-24 Sum</text:p>
            </table:table-cell>
            <table:table-cell table:formula="of:=SUBTOTAL(9;[.$B$30:.$B$31])" office:value-type="float" office:value="2" calcext:value-type="float">
              <text:p>2</text:p>
            </table:table-cell>
            <table:table-cell table:formula="of:=+[.B32]+[.C29]" office:value-type="float" office:value="13" calcext:value-type="float">
              <text:p>13</text:p>
            </table:table-cell>
            <table:table-cell table:style-name="ce2" table:formula="of:=+[.C32]/[.$C$361]" office:value-type="percentage" office:value="0.0548523206751055" calcext:value-type="percentage">
              <text:p>5.49%</text:p>
            </table:table-cell>
            <table:table-cell office:value-type="float" office:value="13" calcext:value-type="float">
              <text:p>13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3-2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3-25 Sum</text:p>
            </table:table-cell>
            <table:table-cell table:formula="of:=SUBTOTAL(9;[.$B$33:.$B$33])" office:value-type="float" office:value="1" calcext:value-type="float">
              <text:p>1</text:p>
            </table:table-cell>
            <table:table-cell table:formula="of:=+[.B34]+[.C32]" office:value-type="float" office:value="14" calcext:value-type="float">
              <text:p>14</text:p>
            </table:table-cell>
            <table:table-cell table:style-name="ce2" table:formula="of:=+[.C34]/[.$C$361]" office:value-type="percentage" office:value="0.0590717299578059" calcext:value-type="percentage">
              <text:p>5.91%</text:p>
            </table:table-cell>
            <table:table-cell office:value-type="float" office:value="14" calcext:value-type="float">
              <text:p>14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3-2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3-26 Sum</text:p>
            </table:table-cell>
            <table:table-cell table:formula="of:=SUBTOTAL(9;[.$B$35:.$B$35])" office:value-type="float" office:value="1" calcext:value-type="float">
              <text:p>1</text:p>
            </table:table-cell>
            <table:table-cell table:formula="of:=+[.B36]+[.C34]" office:value-type="float" office:value="15" calcext:value-type="float">
              <text:p>15</text:p>
            </table:table-cell>
            <table:table-cell table:style-name="ce2" table:formula="of:=+[.C36]/[.$C$361]" office:value-type="percentage" office:value="0.0632911392405063" calcext:value-type="percentage">
              <text:p>6.33%</text:p>
            </table:table-cell>
            <table:table-cell office:value-type="float" office:value="15" calcext:value-type="float">
              <text:p>15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3-27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3-27 Sum</text:p>
            </table:table-cell>
            <table:table-cell table:formula="of:=SUBTOTAL(9;[.$B$37:.$B$37])" office:value-type="float" office:value="0" calcext:value-type="float">
              <text:p>0</text:p>
            </table:table-cell>
            <table:table-cell table:formula="of:=+[.B38]+[.C36]" office:value-type="float" office:value="15" calcext:value-type="float">
              <text:p>15</text:p>
            </table:table-cell>
            <table:table-cell table:style-name="ce2" table:formula="of:=+[.C38]/[.$C$361]" office:value-type="percentage" office:value="0.0632911392405063" calcext:value-type="percentage">
              <text:p>6.33%</text:p>
            </table:table-cell>
            <table:table-cell office:value-type="float" office:value="16" calcext:value-type="float">
              <text:p>16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3-2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3-2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3-28 Sum</text:p>
            </table:table-cell>
            <table:table-cell table:formula="of:=SUBTOTAL(9;[.$B$39:.$B$40])" office:value-type="float" office:value="2" calcext:value-type="float">
              <text:p>2</text:p>
            </table:table-cell>
            <table:table-cell table:formula="of:=+[.B41]+[.C38]" office:value-type="float" office:value="17" calcext:value-type="float">
              <text:p>17</text:p>
            </table:table-cell>
            <table:table-cell table:style-name="ce2" table:formula="of:=+[.C41]/[.$C$361]" office:value-type="percentage" office:value="0.0717299578059072" calcext:value-type="percentage">
              <text:p>7.17%</text:p>
            </table:table-cell>
            <table:table-cell office:value-type="float" office:value="17" calcext:value-type="float">
              <text:p>17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3-29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3-29 Sum</text:p>
            </table:table-cell>
            <table:table-cell table:formula="of:=SUBTOTAL(9;[.$B$42:.$B$42])" office:value-type="float" office:value="0" calcext:value-type="float">
              <text:p>0</text:p>
            </table:table-cell>
            <table:table-cell table:formula="of:=+[.B43]+[.C41]" office:value-type="float" office:value="17" calcext:value-type="float">
              <text:p>17</text:p>
            </table:table-cell>
            <table:table-cell table:style-name="ce2" table:formula="of:=+[.C43]/[.$C$361]" office:value-type="percentage" office:value="0.0717299578059072" calcext:value-type="percentage">
              <text:p>7.17%</text:p>
            </table:table-cell>
            <table:table-cell office:value-type="float" office:value="18" calcext:value-type="float">
              <text:p>18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3-3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3-3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3-3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3-3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3-3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3-30 Sum</text:p>
            </table:table-cell>
            <table:table-cell table:formula="of:=SUBTOTAL(9;[.$B$44:.$B$48])" office:value-type="float" office:value="5" calcext:value-type="float">
              <text:p>5</text:p>
            </table:table-cell>
            <table:table-cell table:formula="of:=+[.B49]+[.C43]" office:value-type="float" office:value="22" calcext:value-type="float">
              <text:p>22</text:p>
            </table:table-cell>
            <table:table-cell table:style-name="ce2" table:formula="of:=+[.C49]/[.$C$361]" office:value-type="percentage" office:value="0.0928270042194093" calcext:value-type="percentage">
              <text:p>9.28%</text:p>
            </table:table-cell>
            <table:table-cell office:value-type="float" office:value="19" calcext:value-type="float">
              <text:p>19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3-3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3-3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3-3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3-3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3-3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3-3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3-31 Sum</text:p>
            </table:table-cell>
            <table:table-cell table:formula="of:=SUBTOTAL(9;[.$B$50:.$B$55])" office:value-type="float" office:value="6" calcext:value-type="float">
              <text:p>6</text:p>
            </table:table-cell>
            <table:table-cell table:formula="of:=+[.B56]+[.C49]" office:value-type="float" office:value="28" calcext:value-type="float">
              <text:p>28</text:p>
            </table:table-cell>
            <table:table-cell table:style-name="ce2" table:formula="of:=+[.C56]/[.$C$361]" office:value-type="percentage" office:value="0.118143459915612" calcext:value-type="percentage">
              <text:p>11.81%</text:p>
            </table:table-cell>
            <table:table-cell office:value-type="float" office:value="20" calcext:value-type="float">
              <text:p>20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0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01 Sum</text:p>
            </table:table-cell>
            <table:table-cell table:formula="of:=SUBTOTAL(9;[.$B$57:.$B$57])" office:value-type="float" office:value="1" calcext:value-type="float">
              <text:p>1</text:p>
            </table:table-cell>
            <table:table-cell table:formula="of:=+[.B58]+[.C56]" office:value-type="float" office:value="29" calcext:value-type="float">
              <text:p>29</text:p>
            </table:table-cell>
            <table:table-cell table:style-name="ce2" table:formula="of:=+[.C58]/[.$C$361]" office:value-type="percentage" office:value="0.122362869198312" calcext:value-type="percentage">
              <text:p>12.24%</text:p>
            </table:table-cell>
            <table:table-cell office:value-type="float" office:value="21" calcext:value-type="float">
              <text:p>21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0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0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02 Sum</text:p>
            </table:table-cell>
            <table:table-cell table:formula="of:=SUBTOTAL(9;[.$B$59:.$B$60])" office:value-type="float" office:value="2" calcext:value-type="float">
              <text:p>2</text:p>
            </table:table-cell>
            <table:table-cell table:formula="of:=+[.B61]+[.C58]" office:value-type="float" office:value="31" calcext:value-type="float">
              <text:p>31</text:p>
            </table:table-cell>
            <table:table-cell table:style-name="ce2" table:formula="of:=+[.C61]/[.$C$361]" office:value-type="percentage" office:value="0.130801687763713" calcext:value-type="percentage">
              <text:p>13.08%</text:p>
            </table:table-cell>
            <table:table-cell office:value-type="float" office:value="22" calcext:value-type="float">
              <text:p>22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0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03 Sum</text:p>
            </table:table-cell>
            <table:table-cell table:formula="of:=SUBTOTAL(9;[.$B$62:.$B$62])" office:value-type="float" office:value="1" calcext:value-type="float">
              <text:p>1</text:p>
            </table:table-cell>
            <table:table-cell table:formula="of:=+[.B63]+[.C61]" office:value-type="float" office:value="32" calcext:value-type="float">
              <text:p>32</text:p>
            </table:table-cell>
            <table:table-cell table:style-name="ce2" table:formula="of:=+[.C63]/[.$C$361]" office:value-type="percentage" office:value="0.135021097046413" calcext:value-type="percentage">
              <text:p>13.50%</text:p>
            </table:table-cell>
            <table:table-cell office:value-type="float" office:value="23" calcext:value-type="float">
              <text:p>23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0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04 Sum</text:p>
            </table:table-cell>
            <table:table-cell table:formula="of:=SUBTOTAL(9;[.$B$64:.$B$64])" office:value-type="float" office:value="1" calcext:value-type="float">
              <text:p>1</text:p>
            </table:table-cell>
            <table:table-cell table:formula="of:=+[.B65]+[.C63]" office:value-type="float" office:value="33" calcext:value-type="float">
              <text:p>33</text:p>
            </table:table-cell>
            <table:table-cell table:style-name="ce2" table:formula="of:=+[.C65]/[.$C$361]" office:value-type="percentage" office:value="0.139240506329114" calcext:value-type="percentage">
              <text:p>13.92%</text:p>
            </table:table-cell>
            <table:table-cell office:value-type="float" office:value="24" calcext:value-type="float">
              <text:p>24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0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05 Sum</text:p>
            </table:table-cell>
            <table:table-cell table:formula="of:=SUBTOTAL(9;[.$B$66:.$B$66])" office:value-type="float" office:value="1" calcext:value-type="float">
              <text:p>1</text:p>
            </table:table-cell>
            <table:table-cell table:formula="of:=+[.B67]+[.C65]" office:value-type="float" office:value="34" calcext:value-type="float">
              <text:p>34</text:p>
            </table:table-cell>
            <table:table-cell table:style-name="ce2" table:formula="of:=+[.C67]/[.$C$361]" office:value-type="percentage" office:value="0.143459915611814" calcext:value-type="percentage">
              <text:p>14.35%</text:p>
            </table:table-cell>
            <table:table-cell office:value-type="float" office:value="25" calcext:value-type="float">
              <text:p>25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0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0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06 Sum</text:p>
            </table:table-cell>
            <table:table-cell table:formula="of:=SUBTOTAL(9;[.$B$68:.$B$69])" office:value-type="float" office:value="2" calcext:value-type="float">
              <text:p>2</text:p>
            </table:table-cell>
            <table:table-cell table:formula="of:=+[.B70]+[.C67]" office:value-type="float" office:value="36" calcext:value-type="float">
              <text:p>36</text:p>
            </table:table-cell>
            <table:table-cell table:style-name="ce2" table:formula="of:=+[.C70]/[.$C$361]" office:value-type="percentage" office:value="0.151898734177215" calcext:value-type="percentage">
              <text:p>15.19%</text:p>
            </table:table-cell>
            <table:table-cell office:value-type="float" office:value="26" calcext:value-type="float">
              <text:p>26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07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07 Sum</text:p>
            </table:table-cell>
            <table:table-cell table:formula="of:=SUBTOTAL(9;[.$B$71:.$B$71])" office:value-type="float" office:value="0" calcext:value-type="float">
              <text:p>0</text:p>
            </table:table-cell>
            <table:table-cell table:formula="of:=+[.B72]+[.C70]" office:value-type="float" office:value="36" calcext:value-type="float">
              <text:p>36</text:p>
            </table:table-cell>
            <table:table-cell table:style-name="ce2" table:formula="of:=+[.C72]/[.$C$361]" office:value-type="percentage" office:value="0.151898734177215" calcext:value-type="percentage">
              <text:p>15.19%</text:p>
            </table:table-cell>
            <table:table-cell office:value-type="float" office:value="27" calcext:value-type="float">
              <text:p>27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0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08 Sum</text:p>
            </table:table-cell>
            <table:table-cell table:formula="of:=SUBTOTAL(9;[.$B$73:.$B$73])" office:value-type="float" office:value="1" calcext:value-type="float">
              <text:p>1</text:p>
            </table:table-cell>
            <table:table-cell table:formula="of:=+[.B74]+[.C72]" office:value-type="float" office:value="37" calcext:value-type="float">
              <text:p>37</text:p>
            </table:table-cell>
            <table:table-cell table:style-name="ce2" table:formula="of:=+[.C74]/[.$C$361]" office:value-type="percentage" office:value="0.156118143459916" calcext:value-type="percentage">
              <text:p>15.61%</text:p>
            </table:table-cell>
            <table:table-cell office:value-type="float" office:value="28" calcext:value-type="float">
              <text:p>28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0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0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09 Sum</text:p>
            </table:table-cell>
            <table:table-cell table:formula="of:=SUBTOTAL(9;[.$B$75:.$B$76])" office:value-type="float" office:value="2" calcext:value-type="float">
              <text:p>2</text:p>
            </table:table-cell>
            <table:table-cell table:formula="of:=+[.B77]+[.C74]" office:value-type="float" office:value="39" calcext:value-type="float">
              <text:p>39</text:p>
            </table:table-cell>
            <table:table-cell table:style-name="ce2" table:formula="of:=+[.C77]/[.$C$361]" office:value-type="percentage" office:value="0.164556962025316" calcext:value-type="percentage">
              <text:p>16.46%</text:p>
            </table:table-cell>
            <table:table-cell office:value-type="float" office:value="29" calcext:value-type="float">
              <text:p>29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1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1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1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1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1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10 Sum</text:p>
            </table:table-cell>
            <table:table-cell table:formula="of:=SUBTOTAL(9;[.$B$78:.$B$82])" office:value-type="float" office:value="5" calcext:value-type="float">
              <text:p>5</text:p>
            </table:table-cell>
            <table:table-cell table:formula="of:=+[.B83]+[.C77]" office:value-type="float" office:value="44" calcext:value-type="float">
              <text:p>44</text:p>
            </table:table-cell>
            <table:table-cell table:style-name="ce2" table:formula="of:=+[.C83]/[.$C$361]" office:value-type="percentage" office:value="0.185654008438819" calcext:value-type="percentage">
              <text:p>18.57%</text:p>
            </table:table-cell>
            <table:table-cell office:value-type="float" office:value="30" calcext:value-type="float">
              <text:p>30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11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11 Sum</text:p>
            </table:table-cell>
            <table:table-cell table:formula="of:=SUBTOTAL(9;[.$B$84:.$B$84])" office:value-type="float" office:value="0" calcext:value-type="float">
              <text:p>0</text:p>
            </table:table-cell>
            <table:table-cell table:formula="of:=+[.B85]+[.C83]" office:value-type="float" office:value="44" calcext:value-type="float">
              <text:p>44</text:p>
            </table:table-cell>
            <table:table-cell table:style-name="ce2" table:formula="of:=+[.C85]/[.$C$361]" office:value-type="percentage" office:value="0.185654008438819" calcext:value-type="percentage">
              <text:p>18.57%</text:p>
            </table:table-cell>
            <table:table-cell office:value-type="float" office:value="31" calcext:value-type="float">
              <text:p>31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12 Sum</text:p>
            </table:table-cell>
            <table:table-cell table:formula="of:=SUBTOTAL(9;[.$B$86:.$B$87])" office:value-type="float" office:value="2" calcext:value-type="float">
              <text:p>2</text:p>
            </table:table-cell>
            <table:table-cell table:formula="of:=+[.B88]+[.C85]" office:value-type="float" office:value="46" calcext:value-type="float">
              <text:p>46</text:p>
            </table:table-cell>
            <table:table-cell table:style-name="ce2" table:formula="of:=+[.C88]/[.$C$361]" office:value-type="percentage" office:value="0.194092827004219" calcext:value-type="percentage">
              <text:p>19.41%</text:p>
            </table:table-cell>
            <table:table-cell office:value-type="float" office:value="32" calcext:value-type="float">
              <text:p>32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1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1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13 Sum</text:p>
            </table:table-cell>
            <table:table-cell table:formula="of:=SUBTOTAL(9;[.$B$89:.$B$90])" office:value-type="float" office:value="2" calcext:value-type="float">
              <text:p>2</text:p>
            </table:table-cell>
            <table:table-cell table:formula="of:=+[.B91]+[.C88]" office:value-type="float" office:value="48" calcext:value-type="float">
              <text:p>48</text:p>
            </table:table-cell>
            <table:table-cell table:style-name="ce2" table:formula="of:=+[.C91]/[.$C$361]" office:value-type="percentage" office:value="0.20253164556962" calcext:value-type="percentage">
              <text:p>20.25%</text:p>
            </table:table-cell>
            <table:table-cell office:value-type="float" office:value="33" calcext:value-type="float">
              <text:p>33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1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1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1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1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1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14 Sum</text:p>
            </table:table-cell>
            <table:table-cell table:formula="of:=SUBTOTAL(9;[.$B$92:.$B$96])" office:value-type="float" office:value="5" calcext:value-type="float">
              <text:p>5</text:p>
            </table:table-cell>
            <table:table-cell table:formula="of:=+[.B97]+[.C91]" office:value-type="float" office:value="53" calcext:value-type="float">
              <text:p>53</text:p>
            </table:table-cell>
            <table:table-cell table:style-name="ce2" table:formula="of:=+[.C97]/[.$C$361]" office:value-type="percentage" office:value="0.223628691983122" calcext:value-type="percentage">
              <text:p>22.36%</text:p>
            </table:table-cell>
            <table:table-cell office:value-type="float" office:value="34" calcext:value-type="float">
              <text:p>34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15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15 Sum</text:p>
            </table:table-cell>
            <table:table-cell table:formula="of:=SUBTOTAL(9;[.$B$98:.$B$98])" office:value-type="float" office:value="0" calcext:value-type="float">
              <text:p>0</text:p>
            </table:table-cell>
            <table:table-cell table:formula="of:=+[.B99]+[.C97]" office:value-type="float" office:value="53" calcext:value-type="float">
              <text:p>53</text:p>
            </table:table-cell>
            <table:table-cell table:style-name="ce2" table:formula="of:=+[.C99]/[.$C$361]" office:value-type="percentage" office:value="0.223628691983122" calcext:value-type="percentage">
              <text:p>22.36%</text:p>
            </table:table-cell>
            <table:table-cell office:value-type="float" office:value="35" calcext:value-type="float">
              <text:p>35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16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16 Sum</text:p>
            </table:table-cell>
            <table:table-cell table:formula="of:=SUBTOTAL(9;[.$B$100:.$B$100])" office:value-type="float" office:value="0" calcext:value-type="float">
              <text:p>0</text:p>
            </table:table-cell>
            <table:table-cell table:formula="of:=+[.B101]+[.C99]" office:value-type="float" office:value="53" calcext:value-type="float">
              <text:p>53</text:p>
            </table:table-cell>
            <table:table-cell table:style-name="ce2" table:formula="of:=+[.C101]/[.$C$361]" office:value-type="percentage" office:value="0.223628691983122" calcext:value-type="percentage">
              <text:p>22.36%</text:p>
            </table:table-cell>
            <table:table-cell office:value-type="float" office:value="36" calcext:value-type="float">
              <text:p>36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17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17 Sum</text:p>
            </table:table-cell>
            <table:table-cell table:formula="of:=SUBTOTAL(9;[.$B$102:.$B$102])" office:value-type="float" office:value="0" calcext:value-type="float">
              <text:p>0</text:p>
            </table:table-cell>
            <table:table-cell table:formula="of:=+[.B103]+[.C101]" office:value-type="float" office:value="53" calcext:value-type="float">
              <text:p>53</text:p>
            </table:table-cell>
            <table:table-cell table:style-name="ce2" table:formula="of:=+[.C103]/[.$C$361]" office:value-type="percentage" office:value="0.223628691983122" calcext:value-type="percentage">
              <text:p>22.36%</text:p>
            </table:table-cell>
            <table:table-cell office:value-type="float" office:value="37" calcext:value-type="float">
              <text:p>37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18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18 Sum</text:p>
            </table:table-cell>
            <table:table-cell table:formula="of:=SUBTOTAL(9;[.$B$104:.$B$104])" office:value-type="float" office:value="0" calcext:value-type="float">
              <text:p>0</text:p>
            </table:table-cell>
            <table:table-cell table:formula="of:=+[.B105]+[.C103]" office:value-type="float" office:value="53" calcext:value-type="float">
              <text:p>53</text:p>
            </table:table-cell>
            <table:table-cell table:style-name="ce2" table:formula="of:=+[.C105]/[.$C$361]" office:value-type="percentage" office:value="0.223628691983122" calcext:value-type="percentage">
              <text:p>22.36%</text:p>
            </table:table-cell>
            <table:table-cell office:value-type="float" office:value="38" calcext:value-type="float">
              <text:p>38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19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19 Sum</text:p>
            </table:table-cell>
            <table:table-cell table:formula="of:=SUBTOTAL(9;[.$B$106:.$B$106])" office:value-type="float" office:value="0" calcext:value-type="float">
              <text:p>0</text:p>
            </table:table-cell>
            <table:table-cell table:formula="of:=+[.B107]+[.C105]" office:value-type="float" office:value="53" calcext:value-type="float">
              <text:p>53</text:p>
            </table:table-cell>
            <table:table-cell table:style-name="ce2" table:formula="of:=+[.C107]/[.$C$361]" office:value-type="percentage" office:value="0.223628691983122" calcext:value-type="percentage">
              <text:p>22.36%</text:p>
            </table:table-cell>
            <table:table-cell office:value-type="float" office:value="39" calcext:value-type="float">
              <text:p>39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2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20 Sum</text:p>
            </table:table-cell>
            <table:table-cell table:formula="of:=SUBTOTAL(9;[.$B$108:.$B$108])" office:value-type="float" office:value="1" calcext:value-type="float">
              <text:p>1</text:p>
            </table:table-cell>
            <table:table-cell table:formula="of:=+[.B109]+[.C107]" office:value-type="float" office:value="54" calcext:value-type="float">
              <text:p>54</text:p>
            </table:table-cell>
            <table:table-cell table:style-name="ce2" table:formula="of:=+[.C109]/[.$C$361]" office:value-type="percentage" office:value="0.227848101265823" calcext:value-type="percentage">
              <text:p>22.78%</text:p>
            </table:table-cell>
            <table:table-cell office:value-type="float" office:value="40" calcext:value-type="float">
              <text:p>40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2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21 Sum</text:p>
            </table:table-cell>
            <table:table-cell table:formula="of:=SUBTOTAL(9;[.$B$110:.$B$110])" office:value-type="float" office:value="1" calcext:value-type="float">
              <text:p>1</text:p>
            </table:table-cell>
            <table:table-cell table:formula="of:=+[.B111]+[.C109]" office:value-type="float" office:value="55" calcext:value-type="float">
              <text:p>55</text:p>
            </table:table-cell>
            <table:table-cell table:style-name="ce2" table:formula="of:=+[.C111]/[.$C$361]" office:value-type="percentage" office:value="0.232067510548523" calcext:value-type="percentage">
              <text:p>23.21%</text:p>
            </table:table-cell>
            <table:table-cell office:value-type="float" office:value="41" calcext:value-type="float">
              <text:p>41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2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22 Sum</text:p>
            </table:table-cell>
            <table:table-cell table:formula="of:=SUBTOTAL(9;[.$B$112:.$B$112])" office:value-type="float" office:value="1" calcext:value-type="float">
              <text:p>1</text:p>
            </table:table-cell>
            <table:table-cell table:formula="of:=+[.B113]+[.C111]" office:value-type="float" office:value="56" calcext:value-type="float">
              <text:p>56</text:p>
            </table:table-cell>
            <table:table-cell table:style-name="ce2" table:formula="of:=+[.C113]/[.$C$361]" office:value-type="percentage" office:value="0.236286919831224" calcext:value-type="percentage">
              <text:p>23.63%</text:p>
            </table:table-cell>
            <table:table-cell office:value-type="float" office:value="42" calcext:value-type="float">
              <text:p>42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2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23 Sum</text:p>
            </table:table-cell>
            <table:table-cell table:formula="of:=SUBTOTAL(9;[.$B$114:.$B$114])" office:value-type="float" office:value="1" calcext:value-type="float">
              <text:p>1</text:p>
            </table:table-cell>
            <table:table-cell table:formula="of:=+[.B115]+[.C113]" office:value-type="float" office:value="57" calcext:value-type="float">
              <text:p>57</text:p>
            </table:table-cell>
            <table:table-cell table:style-name="ce2" table:formula="of:=+[.C115]/[.$C$361]" office:value-type="percentage" office:value="0.240506329113924" calcext:value-type="percentage">
              <text:p>24.05%</text:p>
            </table:table-cell>
            <table:table-cell office:value-type="float" office:value="43" calcext:value-type="float">
              <text:p>43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2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2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24 Sum</text:p>
            </table:table-cell>
            <table:table-cell table:formula="of:=SUBTOTAL(9;[.$B$116:.$B$117])" office:value-type="float" office:value="2" calcext:value-type="float">
              <text:p>2</text:p>
            </table:table-cell>
            <table:table-cell table:formula="of:=+[.B118]+[.C115]" office:value-type="float" office:value="59" calcext:value-type="float">
              <text:p>59</text:p>
            </table:table-cell>
            <table:table-cell table:style-name="ce2" table:formula="of:=+[.C118]/[.$C$361]" office:value-type="percentage" office:value="0.248945147679325" calcext:value-type="percentage">
              <text:p>24.89%</text:p>
            </table:table-cell>
            <table:table-cell office:value-type="float" office:value="44" calcext:value-type="float">
              <text:p>44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2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2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2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2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2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2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2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2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2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26 Sum</text:p>
            </table:table-cell>
            <table:table-cell table:formula="of:=SUBTOTAL(9;[.$B$119:.$B$127])" office:value-type="float" office:value="9" calcext:value-type="float">
              <text:p>9</text:p>
            </table:table-cell>
            <table:table-cell table:formula="of:=+[.B128]+[.C118]" office:value-type="float" office:value="68" calcext:value-type="float">
              <text:p>68</text:p>
            </table:table-cell>
            <table:table-cell table:style-name="ce2" table:formula="of:=+[.C128]/[.$C$361]" office:value-type="percentage" office:value="0.286919831223629" calcext:value-type="percentage">
              <text:p>28.69%</text:p>
            </table:table-cell>
            <table:table-cell office:value-type="float" office:value="45" calcext:value-type="float">
              <text:p>45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2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2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2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27 Sum</text:p>
            </table:table-cell>
            <table:table-cell table:formula="of:=SUBTOTAL(9;[.$B$129:.$B$131])" office:value-type="float" office:value="3" calcext:value-type="float">
              <text:p>3</text:p>
            </table:table-cell>
            <table:table-cell table:formula="of:=+[.B132]+[.C128]" office:value-type="float" office:value="71" calcext:value-type="float">
              <text:p>71</text:p>
            </table:table-cell>
            <table:table-cell table:style-name="ce2" table:formula="of:=+[.C132]/[.$C$361]" office:value-type="percentage" office:value="0.29957805907173" calcext:value-type="percentage">
              <text:p>29.96%</text:p>
            </table:table-cell>
            <table:table-cell office:value-type="float" office:value="46" calcext:value-type="float">
              <text:p>46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2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2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2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2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2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2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2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2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28 Sum</text:p>
            </table:table-cell>
            <table:table-cell table:formula="of:=SUBTOTAL(9;[.$B$133:.$B$140])" office:value-type="float" office:value="8" calcext:value-type="float">
              <text:p>8</text:p>
            </table:table-cell>
            <table:table-cell table:formula="of:=+[.B141]+[.C132]" office:value-type="float" office:value="79" calcext:value-type="float">
              <text:p>79</text:p>
            </table:table-cell>
            <table:table-cell table:style-name="ce2" table:formula="of:=+[.C141]/[.$C$361]" office:value-type="percentage" office:value="0.333333333333333" calcext:value-type="percentage">
              <text:p>33.33%</text:p>
            </table:table-cell>
            <table:table-cell office:value-type="float" office:value="47" calcext:value-type="float">
              <text:p>47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2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2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2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2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4-2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29 Sum</text:p>
            </table:table-cell>
            <table:table-cell table:formula="of:=SUBTOTAL(9;[.$B$142:.$B$146])" office:value-type="float" office:value="5" calcext:value-type="float">
              <text:p>5</text:p>
            </table:table-cell>
            <table:table-cell table:formula="of:=+[.B147]+[.C141]" office:value-type="float" office:value="84" calcext:value-type="float">
              <text:p>84</text:p>
            </table:table-cell>
            <table:table-cell table:style-name="ce2" table:formula="of:=+[.C147]/[.$C$361]" office:value-type="percentage" office:value="0.354430379746835" calcext:value-type="percentage">
              <text:p>35.44%</text:p>
            </table:table-cell>
            <table:table-cell office:value-type="float" office:value="48" calcext:value-type="float">
              <text:p>48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4-30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4-30 Sum</text:p>
            </table:table-cell>
            <table:table-cell table:formula="of:=SUBTOTAL(9;[.$B$148:.$B$148])" office:value-type="float" office:value="0" calcext:value-type="float">
              <text:p>0</text:p>
            </table:table-cell>
            <table:table-cell table:formula="of:=+[.B149]+[.C147]" office:value-type="float" office:value="84" calcext:value-type="float">
              <text:p>84</text:p>
            </table:table-cell>
            <table:table-cell table:style-name="ce2" table:formula="of:=+[.C149]/[.$C$361]" office:value-type="percentage" office:value="0.354430379746835" calcext:value-type="percentage">
              <text:p>35.44%</text:p>
            </table:table-cell>
            <table:table-cell office:value-type="float" office:value="49" calcext:value-type="float">
              <text:p>49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0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0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0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0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01 Sum</text:p>
            </table:table-cell>
            <table:table-cell table:formula="of:=SUBTOTAL(9;[.$B$150:.$B$153])" office:value-type="float" office:value="4" calcext:value-type="float">
              <text:p>4</text:p>
            </table:table-cell>
            <table:table-cell table:formula="of:=+[.B154]+[.C149]" office:value-type="float" office:value="88" calcext:value-type="float">
              <text:p>88</text:p>
            </table:table-cell>
            <table:table-cell table:style-name="ce2" table:formula="of:=+[.C154]/[.$C$361]" office:value-type="percentage" office:value="0.371308016877637" calcext:value-type="percentage">
              <text:p>37.13%</text:p>
            </table:table-cell>
            <table:table-cell office:value-type="float" office:value="50" calcext:value-type="float">
              <text:p>50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0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0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0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0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0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0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0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0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0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0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02 Sum</text:p>
            </table:table-cell>
            <table:table-cell table:formula="of:=SUBTOTAL(9;[.$B$155:.$B$164])" office:value-type="float" office:value="10" calcext:value-type="float">
              <text:p>10</text:p>
            </table:table-cell>
            <table:table-cell table:formula="of:=+[.B165]+[.C154]" office:value-type="float" office:value="98" calcext:value-type="float">
              <text:p>98</text:p>
            </table:table-cell>
            <table:table-cell table:style-name="ce2" table:formula="of:=+[.C165]/[.$C$361]" office:value-type="percentage" office:value="0.413502109704641" calcext:value-type="percentage">
              <text:p>41.35%</text:p>
            </table:table-cell>
            <table:table-cell office:value-type="float" office:value="51" calcext:value-type="float">
              <text:p>51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0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03 Sum</text:p>
            </table:table-cell>
            <table:table-cell table:formula="of:=SUBTOTAL(9;[.$B$166:.$B$166])" office:value-type="float" office:value="1" calcext:value-type="float">
              <text:p>1</text:p>
            </table:table-cell>
            <table:table-cell table:formula="of:=+[.B167]+[.C165]" office:value-type="float" office:value="99" calcext:value-type="float">
              <text:p>99</text:p>
            </table:table-cell>
            <table:table-cell table:style-name="ce2" table:formula="of:=+[.C167]/[.$C$361]" office:value-type="percentage" office:value="0.417721518987342" calcext:value-type="percentage">
              <text:p>41.77%</text:p>
            </table:table-cell>
            <table:table-cell office:value-type="float" office:value="52" calcext:value-type="float">
              <text:p>52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0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04 Sum</text:p>
            </table:table-cell>
            <table:table-cell table:formula="of:=SUBTOTAL(9;[.$B$168:.$B$168])" office:value-type="float" office:value="1" calcext:value-type="float">
              <text:p>1</text:p>
            </table:table-cell>
            <table:table-cell table:formula="of:=+[.B169]+[.C167]" office:value-type="float" office:value="100" calcext:value-type="float">
              <text:p>100</text:p>
            </table:table-cell>
            <table:table-cell table:style-name="ce2" table:formula="of:=+[.C169]/[.$C$361]" office:value-type="percentage" office:value="0.421940928270042" calcext:value-type="percentage">
              <text:p>42.19%</text:p>
            </table:table-cell>
            <table:table-cell office:value-type="float" office:value="53" calcext:value-type="float">
              <text:p>53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0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05 Sum</text:p>
            </table:table-cell>
            <table:table-cell table:formula="of:=SUBTOTAL(9;[.$B$170:.$B$170])" office:value-type="float" office:value="1" calcext:value-type="float">
              <text:p>1</text:p>
            </table:table-cell>
            <table:table-cell table:formula="of:=+[.B171]+[.C169]" office:value-type="float" office:value="101" calcext:value-type="float">
              <text:p>101</text:p>
            </table:table-cell>
            <table:table-cell table:style-name="ce2" table:formula="of:=+[.C171]/[.$C$361]" office:value-type="percentage" office:value="0.426160337552743" calcext:value-type="percentage">
              <text:p>42.62%</text:p>
            </table:table-cell>
            <table:table-cell office:value-type="float" office:value="54" calcext:value-type="float">
              <text:p>54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0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0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0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06 Sum</text:p>
            </table:table-cell>
            <table:table-cell table:formula="of:=SUBTOTAL(9;[.$B$172:.$B$174])" office:value-type="float" office:value="3" calcext:value-type="float">
              <text:p>3</text:p>
            </table:table-cell>
            <table:table-cell table:formula="of:=+[.B175]+[.C171]" office:value-type="float" office:value="104" calcext:value-type="float">
              <text:p>104</text:p>
            </table:table-cell>
            <table:table-cell table:style-name="ce2" table:formula="of:=+[.C175]/[.$C$361]" office:value-type="percentage" office:value="0.438818565400844" calcext:value-type="percentage">
              <text:p>43.88%</text:p>
            </table:table-cell>
            <table:table-cell office:value-type="float" office:value="55" calcext:value-type="float">
              <text:p>55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0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0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07 Sum</text:p>
            </table:table-cell>
            <table:table-cell table:formula="of:=SUBTOTAL(9;[.$B$176:.$B$177])" office:value-type="float" office:value="2" calcext:value-type="float">
              <text:p>2</text:p>
            </table:table-cell>
            <table:table-cell table:formula="of:=+[.B178]+[.C175]" office:value-type="float" office:value="106" calcext:value-type="float">
              <text:p>106</text:p>
            </table:table-cell>
            <table:table-cell table:style-name="ce2" table:formula="of:=+[.C178]/[.$C$361]" office:value-type="percentage" office:value="0.447257383966245" calcext:value-type="percentage">
              <text:p>44.73%</text:p>
            </table:table-cell>
            <table:table-cell office:value-type="float" office:value="56" calcext:value-type="float">
              <text:p>56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0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0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08 Sum</text:p>
            </table:table-cell>
            <table:table-cell table:formula="of:=SUBTOTAL(9;[.$B$179:.$B$180])" office:value-type="float" office:value="2" calcext:value-type="float">
              <text:p>2</text:p>
            </table:table-cell>
            <table:table-cell table:formula="of:=+[.B181]+[.C178]" office:value-type="float" office:value="108" calcext:value-type="float">
              <text:p>108</text:p>
            </table:table-cell>
            <table:table-cell table:style-name="ce2" table:formula="of:=+[.C181]/[.$C$361]" office:value-type="percentage" office:value="0.455696202531646" calcext:value-type="percentage">
              <text:p>45.57%</text:p>
            </table:table-cell>
            <table:table-cell office:value-type="float" office:value="57" calcext:value-type="float">
              <text:p>57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0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0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0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0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09 Sum</text:p>
            </table:table-cell>
            <table:table-cell table:formula="of:=SUBTOTAL(9;[.$B$182:.$B$185])" office:value-type="float" office:value="4" calcext:value-type="float">
              <text:p>4</text:p>
            </table:table-cell>
            <table:table-cell table:formula="of:=+[.B186]+[.C181]" office:value-type="float" office:value="112" calcext:value-type="float">
              <text:p>112</text:p>
            </table:table-cell>
            <table:table-cell table:style-name="ce2" table:formula="of:=+[.C186]/[.$C$361]" office:value-type="percentage" office:value="0.472573839662447" calcext:value-type="percentage">
              <text:p>47.26%</text:p>
            </table:table-cell>
            <table:table-cell office:value-type="float" office:value="58" calcext:value-type="float">
              <text:p>58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1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1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10 Sum</text:p>
            </table:table-cell>
            <table:table-cell table:formula="of:=SUBTOTAL(9;[.$B$187:.$B$188])" office:value-type="float" office:value="2" calcext:value-type="float">
              <text:p>2</text:p>
            </table:table-cell>
            <table:table-cell table:formula="of:=+[.B189]+[.C186]" office:value-type="float" office:value="114" calcext:value-type="float">
              <text:p>114</text:p>
            </table:table-cell>
            <table:table-cell table:style-name="ce2" table:formula="of:=+[.C189]/[.$C$361]" office:value-type="percentage" office:value="0.481012658227848" calcext:value-type="percentage">
              <text:p>48.10%</text:p>
            </table:table-cell>
            <table:table-cell office:value-type="float" office:value="59" calcext:value-type="float">
              <text:p>59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11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11 Sum</text:p>
            </table:table-cell>
            <table:table-cell table:formula="of:=SUBTOTAL(9;[.$B$190:.$B$190])" office:value-type="float" office:value="0" calcext:value-type="float">
              <text:p>0</text:p>
            </table:table-cell>
            <table:table-cell table:formula="of:=+[.B191]+[.C189]" office:value-type="float" office:value="114" calcext:value-type="float">
              <text:p>114</text:p>
            </table:table-cell>
            <table:table-cell table:style-name="ce2" table:formula="of:=+[.C191]/[.$C$361]" office:value-type="percentage" office:value="0.481012658227848" calcext:value-type="percentage">
              <text:p>48.10%</text:p>
            </table:table-cell>
            <table:table-cell office:value-type="float" office:value="60" calcext:value-type="float">
              <text:p>60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12 Sum</text:p>
            </table:table-cell>
            <table:table-cell table:formula="of:=SUBTOTAL(9;[.$B$192:.$B$197])" office:value-type="float" office:value="6" calcext:value-type="float">
              <text:p>6</text:p>
            </table:table-cell>
            <table:table-cell table:formula="of:=+[.B198]+[.C191]" office:value-type="float" office:value="120" calcext:value-type="float">
              <text:p>120</text:p>
            </table:table-cell>
            <table:table-cell table:style-name="ce2" table:formula="of:=+[.C198]/[.$C$361]" office:value-type="percentage" office:value="0.506329113924051" calcext:value-type="percentage">
              <text:p>50.63%</text:p>
            </table:table-cell>
            <table:table-cell office:value-type="float" office:value="61" calcext:value-type="float">
              <text:p>61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13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13 Sum</text:p>
            </table:table-cell>
            <table:table-cell table:formula="of:=SUBTOTAL(9;[.$B$199:.$B$199])" office:value-type="float" office:value="0" calcext:value-type="float">
              <text:p>0</text:p>
            </table:table-cell>
            <table:table-cell table:formula="of:=+[.B200]+[.C198]" office:value-type="float" office:value="120" calcext:value-type="float">
              <text:p>120</text:p>
            </table:table-cell>
            <table:table-cell table:style-name="ce2" table:formula="of:=+[.C200]/[.$C$361]" office:value-type="percentage" office:value="0.506329113924051" calcext:value-type="percentage">
              <text:p>50.63%</text:p>
            </table:table-cell>
            <table:table-cell office:value-type="float" office:value="62" calcext:value-type="float">
              <text:p>62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1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14 Sum</text:p>
            </table:table-cell>
            <table:table-cell table:formula="of:=SUBTOTAL(9;[.$B$201:.$B$201])" office:value-type="float" office:value="1" calcext:value-type="float">
              <text:p>1</text:p>
            </table:table-cell>
            <table:table-cell table:formula="of:=+[.B202]+[.C200]" office:value-type="float" office:value="121" calcext:value-type="float">
              <text:p>121</text:p>
            </table:table-cell>
            <table:table-cell table:style-name="ce2" table:formula="of:=+[.C202]/[.$C$361]" office:value-type="percentage" office:value="0.510548523206751" calcext:value-type="percentage">
              <text:p>51.05%</text:p>
            </table:table-cell>
            <table:table-cell office:value-type="float" office:value="63" calcext:value-type="float">
              <text:p>63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1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1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1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1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1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15 Sum</text:p>
            </table:table-cell>
            <table:table-cell table:formula="of:=SUBTOTAL(9;[.$B$203:.$B$207])" office:value-type="float" office:value="5" calcext:value-type="float">
              <text:p>5</text:p>
            </table:table-cell>
            <table:table-cell table:formula="of:=+[.B208]+[.C202]" office:value-type="float" office:value="126" calcext:value-type="float">
              <text:p>126</text:p>
            </table:table-cell>
            <table:table-cell table:style-name="ce2" table:formula="of:=+[.C208]/[.$C$361]" office:value-type="percentage" office:value="0.531645569620253" calcext:value-type="percentage">
              <text:p>53.16%</text:p>
            </table:table-cell>
            <table:table-cell office:value-type="float" office:value="64" calcext:value-type="float">
              <text:p>64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16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16 Sum</text:p>
            </table:table-cell>
            <table:table-cell table:formula="of:=SUBTOTAL(9;[.$B$209:.$B$209])" office:value-type="float" office:value="0" calcext:value-type="float">
              <text:p>0</text:p>
            </table:table-cell>
            <table:table-cell table:formula="of:=+[.B210]+[.C208]" office:value-type="float" office:value="126" calcext:value-type="float">
              <text:p>126</text:p>
            </table:table-cell>
            <table:table-cell table:style-name="ce2" table:formula="of:=+[.C210]/[.$C$361]" office:value-type="percentage" office:value="0.531645569620253" calcext:value-type="percentage">
              <text:p>53.16%</text:p>
            </table:table-cell>
            <table:table-cell office:value-type="float" office:value="65" calcext:value-type="float">
              <text:p>65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17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17 Sum</text:p>
            </table:table-cell>
            <table:table-cell table:formula="of:=SUBTOTAL(9;[.$B$211:.$B$211])" office:value-type="float" office:value="0" calcext:value-type="float">
              <text:p>0</text:p>
            </table:table-cell>
            <table:table-cell table:formula="of:=+[.B212]+[.C210]" office:value-type="float" office:value="126" calcext:value-type="float">
              <text:p>126</text:p>
            </table:table-cell>
            <table:table-cell table:style-name="ce2" table:formula="of:=+[.C212]/[.$C$361]" office:value-type="percentage" office:value="0.531645569620253" calcext:value-type="percentage">
              <text:p>53.16%</text:p>
            </table:table-cell>
            <table:table-cell office:value-type="float" office:value="66" calcext:value-type="float">
              <text:p>66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18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18 Sum</text:p>
            </table:table-cell>
            <table:table-cell table:formula="of:=SUBTOTAL(9;[.$B$213:.$B$213])" office:value-type="float" office:value="0" calcext:value-type="float">
              <text:p>0</text:p>
            </table:table-cell>
            <table:table-cell table:formula="of:=+[.B214]+[.C212]" office:value-type="float" office:value="126" calcext:value-type="float">
              <text:p>126</text:p>
            </table:table-cell>
            <table:table-cell table:style-name="ce2" table:formula="of:=+[.C214]/[.$C$361]" office:value-type="percentage" office:value="0.531645569620253" calcext:value-type="percentage">
              <text:p>53.16%</text:p>
            </table:table-cell>
            <table:table-cell office:value-type="float" office:value="67" calcext:value-type="float">
              <text:p>67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1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19 Sum</text:p>
            </table:table-cell>
            <table:table-cell table:formula="of:=SUBTOTAL(9;[.$B$215:.$B$215])" office:value-type="float" office:value="1" calcext:value-type="float">
              <text:p>1</text:p>
            </table:table-cell>
            <table:table-cell table:formula="of:=+[.B216]+[.C214]" office:value-type="float" office:value="127" calcext:value-type="float">
              <text:p>127</text:p>
            </table:table-cell>
            <table:table-cell table:style-name="ce2" table:formula="of:=+[.C216]/[.$C$361]" office:value-type="percentage" office:value="0.535864978902954" calcext:value-type="percentage">
              <text:p>53.59%</text:p>
            </table:table-cell>
            <table:table-cell office:value-type="float" office:value="68" calcext:value-type="float">
              <text:p>68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2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20 Sum</text:p>
            </table:table-cell>
            <table:table-cell table:formula="of:=SUBTOTAL(9;[.$B$217:.$B$217])" office:value-type="float" office:value="1" calcext:value-type="float">
              <text:p>1</text:p>
            </table:table-cell>
            <table:table-cell table:formula="of:=+[.B218]+[.C216]" office:value-type="float" office:value="128" calcext:value-type="float">
              <text:p>128</text:p>
            </table:table-cell>
            <table:table-cell table:style-name="ce2" table:formula="of:=+[.C218]/[.$C$361]" office:value-type="percentage" office:value="0.540084388185654" calcext:value-type="percentage">
              <text:p>54.01%</text:p>
            </table:table-cell>
            <table:table-cell office:value-type="float" office:value="69" calcext:value-type="float">
              <text:p>69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2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21 Sum</text:p>
            </table:table-cell>
            <table:table-cell table:formula="of:=SUBTOTAL(9;[.$B$219:.$B$223])" office:value-type="float" office:value="5" calcext:value-type="float">
              <text:p>5</text:p>
            </table:table-cell>
            <table:table-cell table:formula="of:=+[.B224]+[.C218]" office:value-type="float" office:value="133" calcext:value-type="float">
              <text:p>133</text:p>
            </table:table-cell>
            <table:table-cell table:style-name="ce2" table:formula="of:=+[.C224]/[.$C$361]" office:value-type="percentage" office:value="0.561181434599156" calcext:value-type="percentage">
              <text:p>56.12%</text:p>
            </table:table-cell>
            <table:table-cell office:value-type="float" office:value="70" calcext:value-type="float">
              <text:p>70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2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22 Sum</text:p>
            </table:table-cell>
            <table:table-cell table:formula="of:=SUBTOTAL(9;[.$B$225:.$B$227])" office:value-type="float" office:value="3" calcext:value-type="float">
              <text:p>3</text:p>
            </table:table-cell>
            <table:table-cell table:formula="of:=+[.B228]+[.C224]" office:value-type="float" office:value="136" calcext:value-type="float">
              <text:p>136</text:p>
            </table:table-cell>
            <table:table-cell table:style-name="ce2" table:formula="of:=+[.C228]/[.$C$361]" office:value-type="percentage" office:value="0.573839662447257" calcext:value-type="percentage">
              <text:p>57.38%</text:p>
            </table:table-cell>
            <table:table-cell office:value-type="float" office:value="71" calcext:value-type="float">
              <text:p>71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2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23 Sum</text:p>
            </table:table-cell>
            <table:table-cell table:formula="of:=SUBTOTAL(9;[.$B$229:.$B$230])" office:value-type="float" office:value="2" calcext:value-type="float">
              <text:p>2</text:p>
            </table:table-cell>
            <table:table-cell table:formula="of:=+[.B231]+[.C228]" office:value-type="float" office:value="138" calcext:value-type="float">
              <text:p>138</text:p>
            </table:table-cell>
            <table:table-cell table:style-name="ce2" table:formula="of:=+[.C231]/[.$C$361]" office:value-type="percentage" office:value="0.582278481012658" calcext:value-type="percentage">
              <text:p>58.23%</text:p>
            </table:table-cell>
            <table:table-cell office:value-type="float" office:value="72" calcext:value-type="float">
              <text:p>72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24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24 Sum</text:p>
            </table:table-cell>
            <table:table-cell table:formula="of:=SUBTOTAL(9;[.$B$232:.$B$232])" office:value-type="float" office:value="0" calcext:value-type="float">
              <text:p>0</text:p>
            </table:table-cell>
            <table:table-cell table:formula="of:=+[.B233]+[.C231]" office:value-type="float" office:value="138" calcext:value-type="float">
              <text:p>138</text:p>
            </table:table-cell>
            <table:table-cell table:style-name="ce2" table:formula="of:=+[.C233]/[.$C$361]" office:value-type="percentage" office:value="0.582278481012658" calcext:value-type="percentage">
              <text:p>58.23%</text:p>
            </table:table-cell>
            <table:table-cell office:value-type="float" office:value="73" calcext:value-type="float">
              <text:p>73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25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25 Sum</text:p>
            </table:table-cell>
            <table:table-cell table:formula="of:=SUBTOTAL(9;[.$B$234:.$B$234])" office:value-type="float" office:value="0" calcext:value-type="float">
              <text:p>0</text:p>
            </table:table-cell>
            <table:table-cell table:formula="of:=+[.B235]+[.C233]" office:value-type="float" office:value="138" calcext:value-type="float">
              <text:p>138</text:p>
            </table:table-cell>
            <table:table-cell table:style-name="ce2" table:formula="of:=+[.C235]/[.$C$361]" office:value-type="percentage" office:value="0.582278481012658" calcext:value-type="percentage">
              <text:p>58.23%</text:p>
            </table:table-cell>
            <table:table-cell office:value-type="float" office:value="74" calcext:value-type="float">
              <text:p>74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2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26 Sum</text:p>
            </table:table-cell>
            <table:table-cell table:formula="of:=SUBTOTAL(9;[.$B$236:.$B$238])" office:value-type="float" office:value="3" calcext:value-type="float">
              <text:p>3</text:p>
            </table:table-cell>
            <table:table-cell table:formula="of:=+[.B239]+[.C235]" office:value-type="float" office:value="141" calcext:value-type="float">
              <text:p>141</text:p>
            </table:table-cell>
            <table:table-cell table:style-name="ce2" table:formula="of:=+[.C239]/[.$C$361]" office:value-type="percentage" office:value="0.594936708860759" calcext:value-type="percentage">
              <text:p>59.49%</text:p>
            </table:table-cell>
            <table:table-cell office:value-type="float" office:value="75" calcext:value-type="float">
              <text:p>75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2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27 Sum</text:p>
            </table:table-cell>
            <table:table-cell table:formula="of:=SUBTOTAL(9;[.$B$240:.$B$243])" office:value-type="float" office:value="4" calcext:value-type="float">
              <text:p>4</text:p>
            </table:table-cell>
            <table:table-cell table:formula="of:=+[.B244]+[.C239]" office:value-type="float" office:value="145" calcext:value-type="float">
              <text:p>145</text:p>
            </table:table-cell>
            <table:table-cell table:style-name="ce2" table:formula="of:=+[.C244]/[.$C$361]" office:value-type="percentage" office:value="0.611814345991561" calcext:value-type="percentage">
              <text:p>61.18%</text:p>
            </table:table-cell>
            <table:table-cell office:value-type="float" office:value="76" calcext:value-type="float">
              <text:p>76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2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28 Sum</text:p>
            </table:table-cell>
            <table:table-cell table:formula="of:=SUBTOTAL(9;[.$B$245:.$B$250])" office:value-type="float" office:value="6" calcext:value-type="float">
              <text:p>6</text:p>
            </table:table-cell>
            <table:table-cell table:formula="of:=+[.B251]+[.C244]" office:value-type="float" office:value="151" calcext:value-type="float">
              <text:p>151</text:p>
            </table:table-cell>
            <table:table-cell table:style-name="ce2" table:formula="of:=+[.C251]/[.$C$361]" office:value-type="percentage" office:value="0.637130801687764" calcext:value-type="percentage">
              <text:p>63.71%</text:p>
            </table:table-cell>
            <table:table-cell office:value-type="float" office:value="77" calcext:value-type="float">
              <text:p>77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2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5-2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29 Sum</text:p>
            </table:table-cell>
            <table:table-cell table:formula="of:=SUBTOTAL(9;[.$B$252:.$B$261])" office:value-type="float" office:value="10" calcext:value-type="float">
              <text:p>10</text:p>
            </table:table-cell>
            <table:table-cell table:formula="of:=+[.B262]+[.C251]" office:value-type="float" office:value="161" calcext:value-type="float">
              <text:p>161</text:p>
            </table:table-cell>
            <table:table-cell table:style-name="ce2" table:formula="of:=+[.C262]/[.$C$361]" office:value-type="percentage" office:value="0.679324894514768" calcext:value-type="percentage">
              <text:p>67.93%</text:p>
            </table:table-cell>
            <table:table-cell office:value-type="float" office:value="78" calcext:value-type="float">
              <text:p>78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5-30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5-30 Sum</text:p>
            </table:table-cell>
            <table:table-cell table:formula="of:=SUBTOTAL(9;[.$B$263:.$B$263])" office:value-type="float" office:value="0" calcext:value-type="float">
              <text:p>0</text:p>
            </table:table-cell>
            <table:table-cell table:formula="of:=+[.B264]+[.C262]" office:value-type="float" office:value="161" calcext:value-type="float">
              <text:p>161</text:p>
            </table:table-cell>
            <table:table-cell table:style-name="ce2" table:formula="of:=+[.C264]/[.$C$361]" office:value-type="percentage" office:value="0.679324894514768" calcext:value-type="percentage">
              <text:p>67.93%</text:p>
            </table:table-cell>
            <table:table-cell office:value-type="float" office:value="79" calcext:value-type="float">
              <text:p>79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6-0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6-01 Sum</text:p>
            </table:table-cell>
            <table:table-cell table:formula="of:=SUBTOTAL(9;[.$B$265:.$B$269])" office:value-type="float" office:value="5" calcext:value-type="float">
              <text:p>5</text:p>
            </table:table-cell>
            <table:table-cell table:formula="of:=+[.B270]+[.C264]" office:value-type="float" office:value="166" calcext:value-type="float">
              <text:p>166</text:p>
            </table:table-cell>
            <table:table-cell table:style-name="ce2" table:formula="of:=+[.C270]/[.$C$361]" office:value-type="percentage" office:value="0.70042194092827" calcext:value-type="percentage">
              <text:p>70.04%</text:p>
            </table:table-cell>
            <table:table-cell office:value-type="float" office:value="80" calcext:value-type="float">
              <text:p>80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6-0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6-02 Sum</text:p>
            </table:table-cell>
            <table:table-cell table:formula="of:=SUBTOTAL(9;[.$B$271:.$B$278])" office:value-type="float" office:value="8" calcext:value-type="float">
              <text:p>8</text:p>
            </table:table-cell>
            <table:table-cell table:formula="of:=+[.B279]+[.C270]" office:value-type="float" office:value="174" calcext:value-type="float">
              <text:p>174</text:p>
            </table:table-cell>
            <table:table-cell table:style-name="ce2" table:formula="of:=+[.C279]/[.$C$361]" office:value-type="percentage" office:value="0.734177215189873" calcext:value-type="percentage">
              <text:p>73.42%</text:p>
            </table:table-cell>
            <table:table-cell office:value-type="float" office:value="81" calcext:value-type="float">
              <text:p>81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6-0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6-03 Sum</text:p>
            </table:table-cell>
            <table:table-cell table:formula="of:=SUBTOTAL(9;[.$B$280:.$B$285])" office:value-type="float" office:value="6" calcext:value-type="float">
              <text:p>6</text:p>
            </table:table-cell>
            <table:table-cell table:formula="of:=+[.B286]+[.C279]" office:value-type="float" office:value="180" calcext:value-type="float">
              <text:p>180</text:p>
            </table:table-cell>
            <table:table-cell table:style-name="ce2" table:formula="of:=+[.C286]/[.$C$361]" office:value-type="percentage" office:value="0.759493670886076" calcext:value-type="percentage">
              <text:p>75.95%</text:p>
            </table:table-cell>
            <table:table-cell office:value-type="float" office:value="82" calcext:value-type="float">
              <text:p>82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6-0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6-04 Sum</text:p>
            </table:table-cell>
            <table:table-cell table:formula="of:=SUBTOTAL(9;[.$B$287:.$B$289])" office:value-type="float" office:value="3" calcext:value-type="float">
              <text:p>3</text:p>
            </table:table-cell>
            <table:table-cell table:formula="of:=+[.B290]+[.C286]" office:value-type="float" office:value="183" calcext:value-type="float">
              <text:p>183</text:p>
            </table:table-cell>
            <table:table-cell table:style-name="ce2" table:formula="of:=+[.C290]/[.$C$361]" office:value-type="percentage" office:value="0.772151898734177" calcext:value-type="percentage">
              <text:p>77.22%</text:p>
            </table:table-cell>
            <table:table-cell office:value-type="float" office:value="83" calcext:value-type="float">
              <text:p>83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6-0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6-05 Sum</text:p>
            </table:table-cell>
            <table:table-cell table:formula="of:=SUBTOTAL(9;[.$B$291:.$B$295])" office:value-type="float" office:value="5" calcext:value-type="float">
              <text:p>5</text:p>
            </table:table-cell>
            <table:table-cell table:formula="of:=+[.B296]+[.C290]" office:value-type="float" office:value="188" calcext:value-type="float">
              <text:p>188</text:p>
            </table:table-cell>
            <table:table-cell table:style-name="ce2" table:formula="of:=+[.C296]/[.$C$361]" office:value-type="percentage" office:value="0.793248945147679" calcext:value-type="percentage">
              <text:p>79.32%</text:p>
            </table:table-cell>
            <table:table-cell office:value-type="float" office:value="84" calcext:value-type="float">
              <text:p>84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6-0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6-06 Sum</text:p>
            </table:table-cell>
            <table:table-cell table:formula="of:=SUBTOTAL(9;[.$B$297:.$B$299])" office:value-type="float" office:value="3" calcext:value-type="float">
              <text:p>3</text:p>
            </table:table-cell>
            <table:table-cell table:formula="of:=+[.B300]+[.C296]" office:value-type="float" office:value="191" calcext:value-type="float">
              <text:p>191</text:p>
            </table:table-cell>
            <table:table-cell table:style-name="ce2" table:formula="of:=+[.C300]/[.$C$361]" office:value-type="percentage" office:value="0.805907172995781" calcext:value-type="percentage">
              <text:p>80.59%</text:p>
            </table:table-cell>
            <table:table-cell office:value-type="float" office:value="85" calcext:value-type="float">
              <text:p>85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6-07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6-07 Sum</text:p>
            </table:table-cell>
            <table:table-cell table:formula="of:=SUBTOTAL(9;[.$B$301:.$B$301])" office:value-type="float" office:value="0" calcext:value-type="float">
              <text:p>0</text:p>
            </table:table-cell>
            <table:table-cell table:formula="of:=+[.B302]+[.C300]" office:value-type="float" office:value="191" calcext:value-type="float">
              <text:p>191</text:p>
            </table:table-cell>
            <table:table-cell table:style-name="ce2" table:formula="of:=+[.C302]/[.$C$361]" office:value-type="percentage" office:value="0.805907172995781" calcext:value-type="percentage">
              <text:p>80.59%</text:p>
            </table:table-cell>
            <table:table-cell office:value-type="float" office:value="86" calcext:value-type="float">
              <text:p>86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6-0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0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6-08 Sum</text:p>
            </table:table-cell>
            <table:table-cell table:formula="of:=SUBTOTAL(9;[.$B$303:.$B$305])" office:value-type="float" office:value="3" calcext:value-type="float">
              <text:p>3</text:p>
            </table:table-cell>
            <table:table-cell table:formula="of:=+[.B306]+[.C302]" office:value-type="float" office:value="194" calcext:value-type="float">
              <text:p>194</text:p>
            </table:table-cell>
            <table:table-cell table:style-name="ce2" table:formula="of:=+[.C306]/[.$C$361]" office:value-type="percentage" office:value="0.818565400843882" calcext:value-type="percentage">
              <text:p>81.86%</text:p>
            </table:table-cell>
            <table:table-cell office:value-type="float" office:value="87" calcext:value-type="float">
              <text:p>87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6-0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6-09 Sum</text:p>
            </table:table-cell>
            <table:table-cell table:formula="of:=SUBTOTAL(9;[.$B$307:.$B$307])" office:value-type="float" office:value="1" calcext:value-type="float">
              <text:p>1</text:p>
            </table:table-cell>
            <table:table-cell table:formula="of:=+[.B308]+[.C306]" office:value-type="float" office:value="195" calcext:value-type="float">
              <text:p>195</text:p>
            </table:table-cell>
            <table:table-cell table:style-name="ce2" table:formula="of:=+[.C308]/[.$C$361]" office:value-type="percentage" office:value="0.822784810126582" calcext:value-type="percentage">
              <text:p>82.28%</text:p>
            </table:table-cell>
            <table:table-cell office:value-type="float" office:value="88" calcext:value-type="float">
              <text:p>88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6-1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6-10 Sum</text:p>
            </table:table-cell>
            <table:table-cell table:formula="of:=SUBTOTAL(9;[.$B$309:.$B$315])" office:value-type="float" office:value="7" calcext:value-type="float">
              <text:p>7</text:p>
            </table:table-cell>
            <table:table-cell table:formula="of:=+[.B316]+[.C308]" office:value-type="float" office:value="202" calcext:value-type="float">
              <text:p>202</text:p>
            </table:table-cell>
            <table:table-cell table:style-name="ce2" table:formula="of:=+[.C316]/[.$C$361]" office:value-type="percentage" office:value="0.852320675105485" calcext:value-type="percentage">
              <text:p>85.23%</text:p>
            </table:table-cell>
            <table:table-cell office:value-type="float" office:value="89" calcext:value-type="float">
              <text:p>89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6-1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6-11 Sum</text:p>
            </table:table-cell>
            <table:table-cell table:formula="of:=SUBTOTAL(9;[.$B$317:.$B$325])" office:value-type="float" office:value="9" calcext:value-type="float">
              <text:p>9</text:p>
            </table:table-cell>
            <table:table-cell table:formula="of:=+[.B326]+[.C316]" office:value-type="float" office:value="211" calcext:value-type="float">
              <text:p>211</text:p>
            </table:table-cell>
            <table:table-cell table:style-name="ce2" table:formula="of:=+[.C326]/[.$C$361]" office:value-type="percentage" office:value="0.890295358649789" calcext:value-type="percentage">
              <text:p>89.03%</text:p>
            </table:table-cell>
            <table:table-cell office:value-type="float" office:value="90" calcext:value-type="float">
              <text:p>90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6-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6-12 Sum</text:p>
            </table:table-cell>
            <table:table-cell table:formula="of:=SUBTOTAL(9;[.$B$327:.$B$336])" office:value-type="float" office:value="10" calcext:value-type="float">
              <text:p>10</text:p>
            </table:table-cell>
            <table:table-cell table:formula="of:=+[.B337]+[.C326]" office:value-type="float" office:value="221" calcext:value-type="float">
              <text:p>221</text:p>
            </table:table-cell>
            <table:table-cell table:style-name="ce2" table:formula="of:=+[.C337]/[.$C$361]" office:value-type="percentage" office:value="0.932489451476793" calcext:value-type="percentage">
              <text:p>93.25%</text:p>
            </table:table-cell>
            <table:table-cell office:value-type="float" office:value="91" calcext:value-type="float">
              <text:p>91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6-1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3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6-13 Sum</text:p>
            </table:table-cell>
            <table:table-cell table:formula="of:=SUBTOTAL(9;[.$B$338:.$B$340])" office:value-type="float" office:value="3" calcext:value-type="float">
              <text:p>3</text:p>
            </table:table-cell>
            <table:table-cell table:formula="of:=+[.B341]+[.C337]" office:value-type="float" office:value="224" calcext:value-type="float">
              <text:p>224</text:p>
            </table:table-cell>
            <table:table-cell table:style-name="ce2" table:formula="of:=+[.C341]/[.$C$361]" office:value-type="percentage" office:value="0.945147679324895" calcext:value-type="percentage">
              <text:p>94.51%</text:p>
            </table:table-cell>
            <table:table-cell office:value-type="float" office:value="92" calcext:value-type="float">
              <text:p>92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6-14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6-14 Sum</text:p>
            </table:table-cell>
            <table:table-cell table:formula="of:=SUBTOTAL(9;[.$B$342:.$B$342])" office:value-type="float" office:value="0" calcext:value-type="float">
              <text:p>0</text:p>
            </table:table-cell>
            <table:table-cell table:formula="of:=+[.B343]+[.C341]" office:value-type="float" office:value="224" calcext:value-type="float">
              <text:p>224</text:p>
            </table:table-cell>
            <table:table-cell table:style-name="ce2" table:formula="of:=+[.C343]/[.$C$361]" office:value-type="percentage" office:value="0.945147679324895" calcext:value-type="percentage">
              <text:p>94.51%</text:p>
            </table:table-cell>
            <table:table-cell office:value-type="float" office:value="93" calcext:value-type="float">
              <text:p>93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6-1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6-15 Sum</text:p>
            </table:table-cell>
            <table:table-cell table:formula="of:=SUBTOTAL(9;[.$B$344:.$B$346])" office:value-type="float" office:value="3" calcext:value-type="float">
              <text:p>3</text:p>
            </table:table-cell>
            <table:table-cell table:formula="of:=+[.B347]+[.C343]" office:value-type="float" office:value="227" calcext:value-type="float">
              <text:p>227</text:p>
            </table:table-cell>
            <table:table-cell table:style-name="ce2" table:formula="of:=+[.C347]/[.$C$361]" office:value-type="percentage" office:value="0.957805907172996" calcext:value-type="percentage">
              <text:p>95.78%</text:p>
            </table:table-cell>
            <table:table-cell office:value-type="float" office:value="94" calcext:value-type="float">
              <text:p>94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6-1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6-16 Sum</text:p>
            </table:table-cell>
            <table:table-cell table:formula="of:=SUBTOTAL(9;[.$B$348:.$B$351])" office:value-type="float" office:value="4" calcext:value-type="float">
              <text:p>4</text:p>
            </table:table-cell>
            <table:table-cell table:formula="of:=+[.B352]+[.C347]" office:value-type="float" office:value="231" calcext:value-type="float">
              <text:p>231</text:p>
            </table:table-cell>
            <table:table-cell table:style-name="ce2" table:formula="of:=+[.C352]/[.$C$361]" office:value-type="percentage" office:value="0.974683544303797" calcext:value-type="percentage">
              <text:p>97.47%</text:p>
            </table:table-cell>
            <table:table-cell office:value-type="float" office:value="95" calcext:value-type="float">
              <text:p>95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6-1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  <table:table-row table:style-name="ro1" table:visibility="collapse">
              <table:table-cell office:value-type="string" calcext:value-type="string">
                <text:p>2020-06-1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6-17 Sum</text:p>
            </table:table-cell>
            <table:table-cell table:formula="of:=SUBTOTAL(9;[.$B$353:.$B$356])" office:value-type="float" office:value="4" calcext:value-type="float">
              <text:p>4</text:p>
            </table:table-cell>
            <table:table-cell table:formula="of:=+[.B357]+[.C352]" office:value-type="float" office:value="235" calcext:value-type="float">
              <text:p>235</text:p>
            </table:table-cell>
            <table:table-cell table:style-name="ce2" table:formula="of:=+[.C357]/[.$C$361]" office:value-type="percentage" office:value="0.991561181434599" calcext:value-type="percentage">
              <text:p>99.16%</text:p>
            </table:table-cell>
            <table:table-cell office:value-type="float" office:value="96" calcext:value-type="float">
              <text:p>96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6-1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  <table:table-row table:style-name="ro1">
            <table:table-cell office:value-type="string" calcext:value-type="string">
              <text:p>2020-06-18 Sum</text:p>
            </table:table-cell>
            <table:table-cell table:formula="of:=SUBTOTAL(9;[.$B$358:.$B$358])" office:value-type="float" office:value="1" calcext:value-type="float">
              <text:p>1</text:p>
            </table:table-cell>
            <table:table-cell table:formula="of:=+[.B359]+[.C357]" office:value-type="float" office:value="236" calcext:value-type="float">
              <text:p>236</text:p>
            </table:table-cell>
            <table:table-cell table:style-name="ce2" table:formula="of:=+[.C359]/[.$C$361]" office:value-type="percentage" office:value="0.9957805907173" calcext:value-type="percentage">
              <text:p>99.58%</text:p>
            </table:table-cell>
            <table:table-cell office:value-type="float" office:value="97" calcext:value-type="float">
              <text:p>97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2020-06-1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/>
            </table:table-row>
          </table:table-row-group>
        </table:table-row-group>
        <table:table-row table:style-name="ro1">
          <table:table-cell office:value-type="string" calcext:value-type="string">
            <text:p>2020-06-19 Sum</text:p>
          </table:table-cell>
          <table:table-cell table:formula="of:=SUBTOTAL(9;[.$B$360:.$B$360])" office:value-type="float" office:value="1" calcext:value-type="float">
            <text:p>1</text:p>
          </table:table-cell>
          <table:table-cell table:formula="of:=+[.B361]+[.C359]" office:value-type="float" office:value="237" calcext:value-type="float">
            <text:p>237</text:p>
          </table:table-cell>
          <table:table-cell table:style-name="ce2" table:formula="of:=+[.C361]/[.$C$361]" office:value-type="percentage" office:value="1" calcext:value-type="percentage">
            <text:p>100.00%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rand Sum</text:p>
          </table:table-cell>
          <table:table-cell table:formula="of:=SUBTOTAL(9;[.$B$3:.$B$360])" office:value-type="float" office:value="236" calcext:value-type="float">
            <text:p>236</text:p>
          </table:table-cell>
          <table:table-cell table:number-columns-repeated="3"/>
        </table:table-row>
      </table:table>
      <table:named-expressions/>
      <table:database-ranges>
        <table:database-range table:name="__Anonymous_DB__1" table:target-range-address="Caldas.A2:Caldas.B362">
          <table:sort>
            <table:sort-by table:field-number="0" table:data-type="automatic"/>
          </table:sort>
          <table:subtotal-rules>
            <table:sort-groups/>
            <table:subtotal-rule table:group-by-field-number="0">
              <table:subtotal-field table:field-number="1" table:function="sum"/>
            </table:subtotal-rule>
          </table:subtotal-rules>
        </table:database-range>
        <table:database-range table:name="__Anonymous_Sheet_DB__0" table:target-range-address="Caldas.A1:Caldas.B3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number number:decimal-places="7" loext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4.2$Linux_x86 LibreOffice_project/40$Build-2</meta:generator>
    <dc:date>2020-06-24T21:00:57.503685956</dc:date>
    <meta:editing-duration>PT6M10S</meta:editing-duration>
    <meta:editing-cycles>1</meta:editing-cycles>
    <meta:document-statistic meta:table-count="1" meta:cell-count="1019" meta:object-count="0"/>
  </office:meta>
</office:document-meta>
</file>